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99ff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outfitslots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lot/Cloth</text:p>
          </table:table-cell>
          <table:table-cell/>
          <table:table-cell table:style-name="ce2" office:value-type="string">
            <text:p>Pantys, Boxers</text:p>
          </table:table-cell>
          <table:table-cell office:value-type="string">
            <text:p>Sock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Feet <text:s text:c="2"/>: 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egs <text:s text:c="2"/>: 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orso <text:s/>: 3,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Wings <text:s/>: 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Skin <text:s text:c="2"/>: 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PubicHair <text:s/>: 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HeadHair <text:s text:c="2"/>: 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Arms <text:s text:c="2"/>: <text:s text:c="2"/>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Hands <text:s/>: <text:s text:c="2"/>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Neck <text:s text:c="2"/>: <text:s text:c="2"/>1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Face <text:s text:c="2"/>: <text:s text:c="2"/>1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yes <text:s text:c="2"/>: <text:s text:c="2"/>1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ars <text:s text:c="2"/>: <text:s text:c="2"/>1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Mouth <text:s/>: <text:s text:c="2"/>1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ongue : <text:s text:c="2"/>1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ailBase : 16,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Breast : <text:s text:c="2"/>1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Nipples : <text:s/>1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Penis :1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Balls <text:s/>: <text:s text:c="2"/>2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Vulva <text:s/>: <text:s text:c="2"/>2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Clit <text:s text:c="2"/>: <text:s text:c="2"/>2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Womb <text:s text:c="2"/>: <text:s text:c="2"/>2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Anus <text:s text:c="2"/>: <text:s text:c="2"/>2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// slots for wearabl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et: <text:s text:c="2"/>4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kles <text:s/>: <text:s text:c="2"/>4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gs: <text:s text:c="2"/>4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ghs <text:s/>: <text:s text:c="2"/>4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ip : <text:s text:c="2"/>4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rso <text:s text:c="2"/>: <text:s text:c="2"/>46,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east <text:s/>: <text:s text:c="2"/>4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ipples : <text:s text:c="2"/>4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nis : 4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alls <text:s/>:5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ulva <text:s/>:5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lit: <text:s text:c="2"/>5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omb <text:s text:c="2"/>:5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us <text:s text:c="2"/>:5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ilBase <text:s text:c="2"/>:5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ilTip : <text:s text:c="2"/>5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omach : <text:s text:c="2"/>5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st <text:s text:c="2"/>: <text:s text:c="2"/>5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ers : 59,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ings <text:s text:c="2"/>: <text:s text:c="2"/>6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eck: <text:s text:c="2"/>6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d: <text:s text:c="2"/>6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dHair: <text:s text:c="2"/>6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: <text:s text:c="2"/>6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uth <text:s text:c="2"/>: <text:s text:c="2"/>6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se: <text:s text:c="2"/>6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yes: <text:s text:c="2"/>6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rs: <text:s text:c="2"/>6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s: <text:s text:c="2"/>6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rists <text:s/>: <text:s text:c="2"/>7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Hand <text:s text:c="2"/>: <text:s text:c="2"/>7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Hand <text:s text:c="2"/>: <text:s text:c="2"/>72,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Feet: 81, <text:s text:c="2"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Ankles <text:s/>: 82,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egs: 8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Thighs <text:s/>: <text:s/>8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Hip : <text:s text:c="2"/>85,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Torso <text:s text:c="2"/>: 8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Breast <text:s/>: 8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Nipples : 8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enis <text:s text:c="2"/>: 8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Penis <text:s/>: <text:s text:c="2"/>9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Balls <text:s/>: <text:s text:c="2"/>9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Balls <text:s/>: <text:s text:c="2"/>9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Vulva <text:s/>: <text:s text:c="2"/>9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ulva <text:s/>: <text:s text:c="2"/>9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lit <text:s text:c="2"/>: <text:s text:c="2"/>9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Womb <text:s text:c="2"/>: <text:s text:c="2"/>9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Anus <text:s text:c="2"/>: <text:s text:c="2"/>9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TailBase <text:s/>:9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TailTip : <text:s/>9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tomach : <text:s/>10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Chest <text:s text:c="2"/>: <text:s/>10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houlders :10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Wings <text:s text:c="2"/>: <text:s/>10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eck: <text:s/>10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Head: <text:s/>105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HeadHair: <text:s/>106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Face: <text:s/>107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Mouth <text:s text:c="2"/>: <text:s/>108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ose: <text:s/>109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yes: <text:s/>110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ars: <text:s/>111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Arms: <text:s/>112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Wrists <text:s/>: <text:s/>113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Hand <text:s text:c="2"/>: <text:s/>114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RHand <text:s text:c="2"/>: <text:s/>115,</text:p>
          </table:table-cell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3" table:formula="of:=1/100*100^((100+2*[.C6])/100)" office:value-type="float" office:value="0.691830970918937">
            <text:p>0,69</text:p>
          </table:table-cell>
          <table:table-cell table:style-name="ce3" table:formula="of:=1/100*100^((25+[.C6])/25)" office:value-type="float" office:value="0.478630092322638">
            <text:p>0,48</text:p>
          </table:table-cell>
          <table:table-cell table:style-name="ce3" table:formula="of:=1/100*100^((18+[.C6])/18)" office:value-type="float" office:value="0.359381366380463">
            <text:p>0,36</text:p>
          </table:table-cell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3" table:formula="of:=1/100*100^((100+2*[.C7])/100)" office:value-type="float" office:value="0.758577575029184">
            <text:p>0,76</text:p>
          </table:table-cell>
          <table:table-cell table:style-name="ce3" table:formula="of:=1/100*100^((25+[.C7])/25)" office:value-type="float" office:value="0.575439937337157">
            <text:p>0,58</text:p>
          </table:table-cell>
          <table:table-cell table:style-name="ce3" table:formula="of:=1/100*100^((18+[.C7])/18)" office:value-type="float" office:value="0.464158883361278">
            <text:p>0,46</text:p>
          </table:table-cell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3" table:formula="of:=1/100*100^((100+2*[.C8])/100)" office:value-type="float" office:value="0.831763771102671">
            <text:p>0,83</text:p>
          </table:table-cell>
          <table:table-cell table:style-name="ce3" table:formula="of:=1/100*100^((25+[.C8])/25)" office:value-type="float" office:value="0.691830970918937">
            <text:p>0,69</text:p>
          </table:table-cell>
          <table:table-cell table:style-name="ce3" table:formula="of:=1/100*100^((18+[.C8])/18)" office:value-type="float" office:value="0.599484250318941">
            <text:p>0,6</text:p>
          </table:table-cell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3" table:formula="of:=1/100*100^((100+2*[.C9])/100)" office:value-type="float" office:value="0.91201083935591">
            <text:p>0,91</text:p>
          </table:table-cell>
          <table:table-cell table:style-name="ce3" table:formula="of:=1/100*100^((25+[.C9])/25)" office:value-type="float" office:value="0.831763771102671">
            <text:p>0,83</text:p>
          </table:table-cell>
          <table:table-cell table:style-name="ce3" table:formula="of:=1/100*100^((18+[.C9])/18)" office:value-type="float" office:value="0.774263682681127">
            <text:p>0,7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3" table:formula="of:=1/100*100^((100+2*[.C10])/100)" office:value-type="float" office:value="1">
            <text:p>1</text:p>
          </table:table-cell>
          <table:table-cell table:style-name="ce3" table:formula="of:=1/100*100^((25+[.C10])/25)" office:value-type="float" office:value="1">
            <text:p>1</text:p>
          </table:table-cell>
          <table:table-cell table:style-name="ce3" table:formula="of:=1/100*100^((18+[.C10])/18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table:formula="of:=1/100*100^((100+2*[.C11])/100)" office:value-type="float" office:value="1.09647819614319">
            <text:p>1,1</text:p>
          </table:table-cell>
          <table:table-cell table:style-name="ce3" table:formula="of:=1/100*100^((25+[.C11])/25)" office:value-type="float" office:value="1.20226443461741">
            <text:p>1,2</text:p>
          </table:table-cell>
          <table:table-cell table:style-name="ce3" table:formula="of:=1/100*100^((18+[.C11])/18)" office:value-type="float" office:value="1.29154966501488">
            <text:p>1,2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3" table:formula="of:=1/100*100^((100+2*[.C12])/100)" office:value-type="float" office:value="1.20226443461741">
            <text:p>1,2</text:p>
          </table:table-cell>
          <table:table-cell table:style-name="ce3" table:formula="of:=1/100*100^((25+[.C12])/25)" office:value-type="float" office:value="1.44543977074593">
            <text:p>1,45</text:p>
          </table:table-cell>
          <table:table-cell table:style-name="ce3" table:formula="of:=1/100*100^((18+[.C12])/18)" office:value-type="float" office:value="1.66810053720006">
            <text:p>1,6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3" table:formula="of:=1/100*100^((100+2*[.C13])/100)" office:value-type="float" office:value="1.31825673855641">
            <text:p>1,32</text:p>
          </table:table-cell>
          <table:table-cell table:style-name="ce3" table:formula="of:=1/100*100^((25+[.C13])/25)" office:value-type="float" office:value="1.73780082874938">
            <text:p>1,74</text:p>
          </table:table-cell>
          <table:table-cell table:style-name="ce3" table:formula="of:=1/100*100^((18+[.C13])/18)" office:value-type="float" office:value="2.15443469003188">
            <text:p>2,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3" table:formula="of:=1/100*100^((100+2*[.C14])/100)" office:value-type="float" office:value="1.44543977074593">
            <text:p>1,45</text:p>
          </table:table-cell>
          <table:table-cell table:style-name="ce3" table:formula="of:=1/100*100^((25+[.C14])/25)" office:value-type="float" office:value="2.08929613085404">
            <text:p>2,09</text:p>
          </table:table-cell>
          <table:table-cell table:style-name="ce3" table:formula="of:=1/100*100^((18+[.C14])/18)" office:value-type="float" office:value="2.78255940220713">
            <text:p>2,7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22"/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3" office:value-type="string">
            <text:p>3: 0.004629629629629629</text:p>
          </table:table-cell>
          <table:table-cell>
            <draw:frame table:end-cell-address="Sheet2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5" table:formula="of:=[.$I6]+[.J$5]" office:value-type="float" office:value="2">
            <text:p>2</text:p>
          </table:table-cell>
          <table:table-cell table:style-name="ce5" table:formula="of:=[.$I6]+[.K$5]" office:value-type="float" office:value="3">
            <text:p>3</text:p>
          </table:table-cell>
          <table:table-cell table:style-name="ce5" table:formula="of:=[.$I6]+[.L$5]" office:value-type="float" office:value="4">
            <text:p>4</text:p>
          </table:table-cell>
          <table:table-cell table:style-name="ce5" table:formula="of:=[.$I6]+[.M$5]" office:value-type="float" office:value="5">
            <text:p>5</text:p>
          </table:table-cell>
          <table:table-cell table:style-name="ce5" table:formula="of:=[.$I6]+[.N$5]" office:value-type="float" office:value="6">
            <text:p>6</text:p>
          </table:table-cell>
          <table:table-cell table:style-name="ce6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3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5" table:formula="of:=[.$I7]+[.J$5]" office:value-type="float" office:value="3">
            <text:p>3</text:p>
          </table:table-cell>
          <table:table-cell table:style-name="ce5" table:formula="of:=[.$I7]+[.K$5]" office:value-type="float" office:value="4">
            <text:p>4</text:p>
          </table:table-cell>
          <table:table-cell table:style-name="ce5" table:formula="of:=[.$I7]+[.L$5]" office:value-type="float" office:value="5">
            <text:p>5</text:p>
          </table:table-cell>
          <table:table-cell table:style-name="ce5" table:formula="of:=[.$I7]+[.M$5]" office:value-type="float" office:value="6">
            <text:p>6</text:p>
          </table:table-cell>
          <table:table-cell table:style-name="ce6" table:formula="of:=[.$I7]+[.N$5]" office:value-type="float" office:value="7">
            <text:p>7</text:p>
          </table:table-cell>
          <table:table-cell table:style-name="ce5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3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f:=[.$I8]+[.J$5]" office:value-type="float" office:value="4">
            <text:p>4</text:p>
          </table:table-cell>
          <table:table-cell table:style-name="ce5" table:formula="of:=[.$I8]+[.K$5]" office:value-type="float" office:value="5">
            <text:p>5</text:p>
          </table:table-cell>
          <table:table-cell table:style-name="ce5" table:formula="of:=[.$I8]+[.L$5]" office:value-type="float" office:value="6">
            <text:p>6</text:p>
          </table:table-cell>
          <table:table-cell table:style-name="ce6" table:formula="of:=[.$I8]+[.M$5]" office:value-type="float" office:value="7">
            <text:p>7</text:p>
          </table:table-cell>
          <table:table-cell table:style-name="ce5" table:formula="of:=[.$I8]+[.N$5]" office:value-type="float" office:value="8">
            <text:p>8</text:p>
          </table:table-cell>
          <table:table-cell table:style-name="ce5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3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5" table:formula="of:=[.$I9]+[.J$5]" office:value-type="float" office:value="5">
            <text:p>5</text:p>
          </table:table-cell>
          <table:table-cell table:style-name="ce5" table:formula="of:=[.$I9]+[.K$5]" office:value-type="float" office:value="6">
            <text:p>6</text:p>
          </table:table-cell>
          <table:table-cell table:style-name="ce6" table:formula="of:=[.$I9]+[.L$5]" office:value-type="float" office:value="7">
            <text:p>7</text:p>
          </table:table-cell>
          <table:table-cell table:style-name="ce5" table:formula="of:=[.$I9]+[.M$5]" office:value-type="float" office:value="8">
            <text:p>8</text:p>
          </table:table-cell>
          <table:table-cell table:style-name="ce5" table:formula="of:=[.$I9]+[.N$5]" office:value-type="float" office:value="9">
            <text:p>9</text:p>
          </table:table-cell>
          <table:table-cell table:style-name="ce5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3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10]+[.J$5]" office:value-type="float" office:value="6">
            <text:p>6</text:p>
          </table:table-cell>
          <table:table-cell table:style-name="ce6" table:formula="of:=[.$I10]+[.K$5]" office:value-type="float" office:value="7">
            <text:p>7</text:p>
          </table:table-cell>
          <table:table-cell table:style-name="ce5" table:formula="of:=[.$I10]+[.L$5]" office:value-type="float" office:value="8">
            <text:p>8</text:p>
          </table:table-cell>
          <table:table-cell table:style-name="ce5" table:formula="of:=[.$I10]+[.M$5]" office:value-type="float" office:value="9">
            <text:p>9</text:p>
          </table:table-cell>
          <table:table-cell table:style-name="ce5" table:formula="of:=[.$I10]+[.N$5]" office:value-type="float" office:value="10">
            <text:p>10</text:p>
          </table:table-cell>
          <table:table-cell table:style-name="ce5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3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6" table:formula="of:=[.$I11]+[.J$5]" office:value-type="float" office:value="7">
            <text:p>7</text:p>
          </table:table-cell>
          <table:table-cell table:style-name="ce5" table:formula="of:=[.$I11]+[.K$5]" office:value-type="float" office:value="8">
            <text:p>8</text:p>
          </table:table-cell>
          <table:table-cell table:style-name="ce5" table:formula="of:=[.$I11]+[.L$5]" office:value-type="float" office:value="9">
            <text:p>9</text:p>
          </table:table-cell>
          <table:table-cell table:style-name="ce5" table:formula="of:=[.$I11]+[.M$5]" office:value-type="float" office:value="10">
            <text:p>10</text:p>
          </table:table-cell>
          <table:table-cell table:style-name="ce5" table:formula="of:=[.$I11]+[.N$5]" office:value-type="float" office:value="11">
            <text:p>11</text:p>
          </table:table-cell>
          <table:table-cell table:style-name="ce5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3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3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3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3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3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3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3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3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3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3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7" table:formula="of:=[.$I24]+[.J$23]" office:value-type="float" office:value="3">
            <text:p>3</text:p>
          </table:table-cell>
          <table:table-cell table:style-name="ce7" table:formula="of:=[.$I24]+[.K$23]" office:value-type="float" office:value="4">
            <text:p>4</text:p>
          </table:table-cell>
          <table:table-cell table:style-name="ce6" table:formula="of:=[.$I24]+[.L$23]" office:value-type="float" office:value="5">
            <text:p>5</text:p>
          </table:table-cell>
          <table:table-cell table:style-name="ce7" table:formula="of:=[.$I24]+[.M$23]" office:value-type="float" office:value="6">
            <text:p>6</text:p>
          </table:table-cell>
          <table:table-cell table:style-name="ce7" table:formula="of:=[.$I24]+[.N$23]" office:value-type="float" office:value="7">
            <text:p>7</text:p>
          </table:table-cell>
          <table:table-cell table:style-name="ce7" table:formula="of:=[.$I24]+[.O$23]" office:value-type="float" office:value="8">
            <text:p>8</text:p>
          </table:table-cell>
          <table:table-cell table:style-name="ce7" table:formula="of:=[.$I24]+[.P$23]" office:value-type="float" office:value="9">
            <text:p>9</text:p>
          </table:table-cell>
          <table:table-cell table:style-name="ce7" table:formula="of:=[.$I24]+[.Q$23]" office:value-type="float" office:value="10">
            <text:p>10</text:p>
          </table:table-cell>
          <table:table-cell table:style-name="ce7" table:formula="of:=[.$I24]+[.R$23]" office:value-type="float" office:value="11">
            <text:p>11</text:p>
          </table:table-cell>
          <table:table-cell table:style-name="ce7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7" table:formula="of:=[.$I25]+[.J$23]" office:value-type="float" office:value="4">
            <text:p>4</text:p>
          </table:table-cell>
          <table:table-cell table:style-name="ce6" table:formula="of:=[.$I25]+[.K$23]" office:value-type="float" office:value="5">
            <text:p>5</text:p>
          </table:table-cell>
          <table:table-cell table:style-name="ce7" table:formula="of:=[.$I25]+[.L$23]" office:value-type="float" office:value="6">
            <text:p>6</text:p>
          </table:table-cell>
          <table:table-cell table:style-name="ce7" table:formula="of:=[.$I25]+[.M$23]" office:value-type="float" office:value="7">
            <text:p>7</text:p>
          </table:table-cell>
          <table:table-cell table:style-name="ce7" table:formula="of:=[.$I25]+[.N$23]" office:value-type="float" office:value="8">
            <text:p>8</text:p>
          </table:table-cell>
          <table:table-cell table:style-name="ce7" table:formula="of:=[.$I25]+[.O$23]" office:value-type="float" office:value="9">
            <text:p>9</text:p>
          </table:table-cell>
          <table:table-cell table:style-name="ce7" table:formula="of:=[.$I25]+[.P$23]" office:value-type="float" office:value="10">
            <text:p>10</text:p>
          </table:table-cell>
          <table:table-cell table:style-name="ce7" table:formula="of:=[.$I25]+[.Q$23]" office:value-type="float" office:value="11">
            <text:p>11</text:p>
          </table:table-cell>
          <table:table-cell table:style-name="ce7" table:formula="of:=[.$I25]+[.R$23]" office:value-type="float" office:value="12">
            <text:p>12</text:p>
          </table:table-cell>
          <table:table-cell table:style-name="ce7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7" table:formula="of:=[.$I26]+[.J$23]" office:value-type="float" office:value="4">
            <text:p>4</text:p>
          </table:table-cell>
          <table:table-cell table:style-name="ce6" table:formula="of:=[.$I26]+[.K$23]" office:value-type="float" office:value="5">
            <text:p>5</text:p>
          </table:table-cell>
          <table:table-cell table:style-name="ce7" table:formula="of:=[.$I26]+[.L$23]" office:value-type="float" office:value="6">
            <text:p>6</text:p>
          </table:table-cell>
          <table:table-cell table:style-name="ce7" table:formula="of:=[.$I26]+[.M$23]" office:value-type="float" office:value="7">
            <text:p>7</text:p>
          </table:table-cell>
          <table:table-cell table:style-name="ce7" table:formula="of:=[.$I26]+[.N$23]" office:value-type="float" office:value="8">
            <text:p>8</text:p>
          </table:table-cell>
          <table:table-cell table:style-name="ce7" table:formula="of:=[.$I26]+[.O$23]" office:value-type="float" office:value="9">
            <text:p>9</text:p>
          </table:table-cell>
          <table:table-cell table:style-name="ce7" table:formula="of:=[.$I26]+[.P$23]" office:value-type="float" office:value="10">
            <text:p>10</text:p>
          </table:table-cell>
          <table:table-cell table:style-name="ce7" table:formula="of:=[.$I26]+[.Q$23]" office:value-type="float" office:value="11">
            <text:p>11</text:p>
          </table:table-cell>
          <table:table-cell table:style-name="ce7" table:formula="of:=[.$I26]+[.R$23]" office:value-type="float" office:value="12">
            <text:p>12</text:p>
          </table:table-cell>
          <table:table-cell table:style-name="ce7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6" table:formula="of:=[.$I27]+[.J$23]" office:value-type="float" office:value="5">
            <text:p>5</text:p>
          </table:table-cell>
          <table:table-cell table:style-name="ce7" table:formula="of:=[.$I27]+[.K$23]" office:value-type="float" office:value="6">
            <text:p>6</text:p>
          </table:table-cell>
          <table:table-cell table:style-name="ce7" table:formula="of:=[.$I27]+[.L$23]" office:value-type="float" office:value="7">
            <text:p>7</text:p>
          </table:table-cell>
          <table:table-cell table:style-name="ce7" table:formula="of:=[.$I27]+[.M$23]" office:value-type="float" office:value="8">
            <text:p>8</text:p>
          </table:table-cell>
          <table:table-cell table:style-name="ce7" table:formula="of:=[.$I27]+[.N$23]" office:value-type="float" office:value="9">
            <text:p>9</text:p>
          </table:table-cell>
          <table:table-cell table:style-name="ce7" table:formula="of:=[.$I27]+[.O$23]" office:value-type="float" office:value="10">
            <text:p>10</text:p>
          </table:table-cell>
          <table:table-cell table:style-name="ce7" table:formula="of:=[.$I27]+[.P$23]" office:value-type="float" office:value="11">
            <text:p>11</text:p>
          </table:table-cell>
          <table:table-cell table:style-name="ce7" table:formula="of:=[.$I27]+[.Q$23]" office:value-type="float" office:value="12">
            <text:p>12</text:p>
          </table:table-cell>
          <table:table-cell table:style-name="ce7" table:formula="of:=[.$I27]+[.R$23]" office:value-type="float" office:value="13">
            <text:p>13</text:p>
          </table:table-cell>
          <table:table-cell table:style-name="ce7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6" table:formula="of:=[.$I28]+[.J$23]" office:value-type="float" office:value="5">
            <text:p>5</text:p>
          </table:table-cell>
          <table:table-cell table:style-name="ce7" table:formula="of:=[.$I28]+[.K$23]" office:value-type="float" office:value="6">
            <text:p>6</text:p>
          </table:table-cell>
          <table:table-cell table:style-name="ce7" table:formula="of:=[.$I28]+[.L$23]" office:value-type="float" office:value="7">
            <text:p>7</text:p>
          </table:table-cell>
          <table:table-cell table:style-name="ce7" table:formula="of:=[.$I28]+[.M$23]" office:value-type="float" office:value="8">
            <text:p>8</text:p>
          </table:table-cell>
          <table:table-cell table:style-name="ce7" table:formula="of:=[.$I28]+[.N$23]" office:value-type="float" office:value="9">
            <text:p>9</text:p>
          </table:table-cell>
          <table:table-cell table:style-name="ce7" table:formula="of:=[.$I28]+[.O$23]" office:value-type="float" office:value="10">
            <text:p>10</text:p>
          </table:table-cell>
          <table:table-cell table:style-name="ce7" table:formula="of:=[.$I28]+[.P$23]" office:value-type="float" office:value="11">
            <text:p>11</text:p>
          </table:table-cell>
          <table:table-cell table:style-name="ce7" table:formula="of:=[.$I28]+[.Q$23]" office:value-type="float" office:value="12">
            <text:p>12</text:p>
          </table:table-cell>
          <table:table-cell table:style-name="ce7" table:formula="of:=[.$I28]+[.R$23]" office:value-type="float" office:value="13">
            <text:p>13</text:p>
          </table:table-cell>
          <table:table-cell table:style-name="ce7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6" table:formula="of:=[.$I29]+[.J$23]" office:value-type="float" office:value="5">
            <text:p>5</text:p>
          </table:table-cell>
          <table:table-cell table:style-name="ce7" table:formula="of:=[.$I29]+[.K$23]" office:value-type="float" office:value="6">
            <text:p>6</text:p>
          </table:table-cell>
          <table:table-cell table:style-name="ce7" table:formula="of:=[.$I29]+[.L$23]" office:value-type="float" office:value="7">
            <text:p>7</text:p>
          </table:table-cell>
          <table:table-cell table:style-name="ce7" table:formula="of:=[.$I29]+[.M$23]" office:value-type="float" office:value="8">
            <text:p>8</text:p>
          </table:table-cell>
          <table:table-cell table:style-name="ce7" table:formula="of:=[.$I29]+[.N$23]" office:value-type="float" office:value="9">
            <text:p>9</text:p>
          </table:table-cell>
          <table:table-cell table:style-name="ce7" table:formula="of:=[.$I29]+[.O$23]" office:value-type="float" office:value="10">
            <text:p>10</text:p>
          </table:table-cell>
          <table:table-cell table:style-name="ce7" table:formula="of:=[.$I29]+[.P$23]" office:value-type="float" office:value="11">
            <text:p>11</text:p>
          </table:table-cell>
          <table:table-cell table:style-name="ce7" table:formula="of:=[.$I29]+[.Q$23]" office:value-type="float" office:value="12">
            <text:p>12</text:p>
          </table:table-cell>
          <table:table-cell table:style-name="ce7" table:formula="of:=[.$I29]+[.R$23]" office:value-type="float" office:value="13">
            <text:p>13</text:p>
          </table:table-cell>
          <table:table-cell table:style-name="ce7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7" table:formula="of:=[.$I30]+[.J$23]" office:value-type="float" office:value="6">
            <text:p>6</text:p>
          </table:table-cell>
          <table:table-cell table:style-name="ce7" table:formula="of:=[.$I30]+[.K$23]" office:value-type="float" office:value="7">
            <text:p>7</text:p>
          </table:table-cell>
          <table:table-cell table:style-name="ce7" table:formula="of:=[.$I30]+[.L$23]" office:value-type="float" office:value="8">
            <text:p>8</text:p>
          </table:table-cell>
          <table:table-cell table:style-name="ce7" table:formula="of:=[.$I30]+[.M$23]" office:value-type="float" office:value="9">
            <text:p>9</text:p>
          </table:table-cell>
          <table:table-cell table:style-name="ce7" table:formula="of:=[.$I30]+[.N$23]" office:value-type="float" office:value="10">
            <text:p>10</text:p>
          </table:table-cell>
          <table:table-cell table:style-name="ce7" table:formula="of:=[.$I30]+[.O$23]" office:value-type="float" office:value="11">
            <text:p>11</text:p>
          </table:table-cell>
          <table:table-cell table:style-name="ce7" table:formula="of:=[.$I30]+[.P$23]" office:value-type="float" office:value="12">
            <text:p>12</text:p>
          </table:table-cell>
          <table:table-cell table:style-name="ce7" table:formula="of:=[.$I30]+[.Q$23]" office:value-type="float" office:value="13">
            <text:p>13</text:p>
          </table:table-cell>
          <table:table-cell table:style-name="ce7" table:formula="of:=[.$I30]+[.R$23]" office:value-type="float" office:value="14">
            <text:p>14</text:p>
          </table:table-cell>
          <table:table-cell table:style-name="ce7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7" table:formula="of:=[.$I31]+[.J$23]" office:value-type="float" office:value="6">
            <text:p>6</text:p>
          </table:table-cell>
          <table:table-cell table:style-name="ce7" table:formula="of:=[.$I31]+[.K$23]" office:value-type="float" office:value="7">
            <text:p>7</text:p>
          </table:table-cell>
          <table:table-cell table:style-name="ce7" table:formula="of:=[.$I31]+[.L$23]" office:value-type="float" office:value="8">
            <text:p>8</text:p>
          </table:table-cell>
          <table:table-cell table:style-name="ce7" table:formula="of:=[.$I31]+[.M$23]" office:value-type="float" office:value="9">
            <text:p>9</text:p>
          </table:table-cell>
          <table:table-cell table:style-name="ce7" table:formula="of:=[.$I31]+[.N$23]" office:value-type="float" office:value="10">
            <text:p>10</text:p>
          </table:table-cell>
          <table:table-cell table:style-name="ce7" table:formula="of:=[.$I31]+[.O$23]" office:value-type="float" office:value="11">
            <text:p>11</text:p>
          </table:table-cell>
          <table:table-cell table:style-name="ce7" table:formula="of:=[.$I31]+[.P$23]" office:value-type="float" office:value="12">
            <text:p>12</text:p>
          </table:table-cell>
          <table:table-cell table:style-name="ce7" table:formula="of:=[.$I31]+[.Q$23]" office:value-type="float" office:value="13">
            <text:p>13</text:p>
          </table:table-cell>
          <table:table-cell table:style-name="ce7" table:formula="of:=[.$I31]+[.R$23]" office:value-type="float" office:value="14">
            <text:p>14</text:p>
          </table:table-cell>
          <table:table-cell table:style-name="ce7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7" table:formula="of:=[.$I32]+[.J$23]" office:value-type="float" office:value="6">
            <text:p>6</text:p>
          </table:table-cell>
          <table:table-cell table:style-name="ce7" table:formula="of:=[.$I32]+[.K$23]" office:value-type="float" office:value="7">
            <text:p>7</text:p>
          </table:table-cell>
          <table:table-cell table:style-name="ce7" table:formula="of:=[.$I32]+[.L$23]" office:value-type="float" office:value="8">
            <text:p>8</text:p>
          </table:table-cell>
          <table:table-cell table:style-name="ce7" table:formula="of:=[.$I32]+[.M$23]" office:value-type="float" office:value="9">
            <text:p>9</text:p>
          </table:table-cell>
          <table:table-cell table:style-name="ce7" table:formula="of:=[.$I32]+[.N$23]" office:value-type="float" office:value="10">
            <text:p>10</text:p>
          </table:table-cell>
          <table:table-cell table:style-name="ce7" table:formula="of:=[.$I32]+[.O$23]" office:value-type="float" office:value="11">
            <text:p>11</text:p>
          </table:table-cell>
          <table:table-cell table:style-name="ce7" table:formula="of:=[.$I32]+[.P$23]" office:value-type="float" office:value="12">
            <text:p>12</text:p>
          </table:table-cell>
          <table:table-cell table:style-name="ce7" table:formula="of:=[.$I32]+[.Q$23]" office:value-type="float" office:value="13">
            <text:p>13</text:p>
          </table:table-cell>
          <table:table-cell table:style-name="ce7" table:formula="of:=[.$I32]+[.R$23]" office:value-type="float" office:value="14">
            <text:p>14</text:p>
          </table:table-cell>
          <table:table-cell table:style-name="ce7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7" table:formula="of:=[.$I33]+[.J$23]" office:value-type="float" office:value="6">
            <text:p>6</text:p>
          </table:table-cell>
          <table:table-cell table:style-name="ce7" table:formula="of:=[.$I33]+[.K$23]" office:value-type="float" office:value="7">
            <text:p>7</text:p>
          </table:table-cell>
          <table:table-cell table:style-name="ce7" table:formula="of:=[.$I33]+[.L$23]" office:value-type="float" office:value="8">
            <text:p>8</text:p>
          </table:table-cell>
          <table:table-cell table:style-name="ce7" table:formula="of:=[.$I33]+[.M$23]" office:value-type="float" office:value="9">
            <text:p>9</text:p>
          </table:table-cell>
          <table:table-cell table:style-name="ce7" table:formula="of:=[.$I33]+[.N$23]" office:value-type="float" office:value="10">
            <text:p>10</text:p>
          </table:table-cell>
          <table:table-cell table:style-name="ce7" table:formula="of:=[.$I33]+[.O$23]" office:value-type="float" office:value="11">
            <text:p>11</text:p>
          </table:table-cell>
          <table:table-cell table:style-name="ce7" table:formula="of:=[.$I33]+[.P$23]" office:value-type="float" office:value="12">
            <text:p>12</text:p>
          </table:table-cell>
          <table:table-cell table:style-name="ce7" table:formula="of:=[.$I33]+[.Q$23]" office:value-type="float" office:value="13">
            <text:p>13</text:p>
          </table:table-cell>
          <table:table-cell table:style-name="ce7" table:formula="of:=[.$I33]+[.R$23]" office:value-type="float" office:value="14">
            <text:p>14</text:p>
          </table:table-cell>
          <table:table-cell table:style-name="ce7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23.05.2021</text:date>, <text:time>18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4M1S</meta:editing-duration>
    <meta:editing-cycles>7</meta:editing-cycles>
    <meta:generator>OpenOffice/4.1.7$Win32 OpenOffice.org_project/417m1$Build-9800</meta:generator>
    <dc:date>2021-05-23T18:03:55</dc:date>
    <dc:creator>jk jk</dc:creator>
    <meta:document-statistic meta:table-count="3" meta:cell-count="559" meta:object-count="1"/>
    <meta:user-defined meta:name="Info 1"/>
    <meta:user-defined meta:name="Info 2"/>
    <meta:user-defined meta:name="Info 3"/>
    <meta:user-defined meta:name="Info 4"/>
  </office:meta>
</office:document-meta>
</file>